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sans-serif" svg:font-family="sans-serif"/>
    <style:font-face style:name="Times1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officeooo:paragraph-rsid="002d8e45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" fo:font-size="10.1000003814697pt" fo:letter-spacing="normal" fo:font-style="normal" fo:font-weight="normal" officeooo:rsid="0011ccad" officeooo:paragraph-rsid="00255143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" fo:font-size="10.1000003814697pt" fo:letter-spacing="normal" fo:font-style="normal" fo:font-weight="normal" officeooo:rsid="0011ccad" officeooo:paragraph-rsid="00342a16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11ccad" officeooo:paragraph-rsid="00236a88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293841" officeooo:paragraph-rsid="002aee2f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293841" officeooo:paragraph-rsid="002bd37c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293841" officeooo:paragraph-rsid="002d8e45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293841" officeooo:paragraph-rsid="00342a16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293841" officeooo:paragraph-rsid="0037cd98" style:font-size-asian="12pt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383d4d" officeooo:paragraph-rsid="0039bd4a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3b9382" officeooo:paragraph-rsid="003b9382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3b9382" officeooo:paragraph-rsid="003d70bd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3b9382" officeooo:paragraph-rsid="003f2f4b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3f2f4b" officeooo:paragraph-rsid="003f2105" style:font-size-asian="12pt" style:font-size-complex="12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paragraph-rsid="004231ff" style:font-size-asian="12pt" style:font-size-complex="12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style:font-name="Times1" fo:font-size="12pt" officeooo:paragraph-rsid="001c977c" style:font-size-asian="12pt" style:font-size-complex="12pt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sans-serif" fo:font-size="8.85000038146973pt" fo:letter-spacing="normal" fo:font-style="normal" fo:font-weight="normal" officeooo:paragraph-rsid="0023482b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11ccad" officeooo:paragraph-rsid="0023482b" style:font-size-asian="12pt" style:font-size-complex="12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1c977c" officeooo:paragraph-rsid="001c977c" style:font-size-asian="12pt" style:font-size-complex="12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24b4d0" officeooo:paragraph-rsid="00255143" style:font-size-asian="12pt" style:font-size-complex="12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342a16" officeooo:paragraph-rsid="00342a16" style:font-size-asian="12pt" style:font-size-complex="12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342a16" officeooo:paragraph-rsid="002bd37c" style:font-size-asian="12pt" style:font-size-complex="12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2aee2f" officeooo:paragraph-rsid="002d8e45" style:font-size-asian="12pt" style:font-size-complex="12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35dec9" officeooo:paragraph-rsid="0037cd98" style:font-size-asian="12pt" style:font-size-complex="12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page"/>
      <style:text-properties fo:font-variant="normal" fo:text-transform="none" fo:color="#222222" style:font-name="Times1" fo:font-size="12pt" fo:letter-spacing="normal" fo:font-style="normal" fo:font-weight="normal" officeooo:rsid="0039bd4a" officeooo:paragraph-rsid="0039bd4a" style:font-size-asian="12pt" style:font-size-complex="12pt"/>
    </style:style>
    <style:style style:name="T1" style:family="text">
      <style:text-properties fo:font-variant="normal" fo:text-transform="none" fo:color="#222222" style:font-name="Times1" fo:font-size="12pt" fo:letter-spacing="normal" fo:font-style="normal" fo:font-weight="normal" officeooo:rsid="002d8e45" style:font-size-asian="12pt" style:font-size-complex="12pt"/>
    </style:style>
    <style:style style:name="T2" style:family="text">
      <style:text-properties fo:font-variant="normal" fo:text-transform="none" fo:color="#222222" style:font-name="Times1" fo:font-size="12pt" fo:letter-spacing="normal" fo:font-style="normal" fo:font-weight="normal" officeooo:rsid="002f7c42" style:font-size-asian="12pt" style:font-size-complex="12pt"/>
    </style:style>
    <style:style style:name="T3" style:family="text">
      <style:text-properties fo:font-variant="normal" fo:text-transform="none" fo:color="#222222" style:font-name="Times1" fo:font-size="12pt" fo:letter-spacing="normal" fo:font-style="normal" fo:font-weight="normal" officeooo:rsid="0030e8b3" style:font-size-asian="12pt" style:font-size-complex="12pt"/>
    </style:style>
    <style:style style:name="T4" style:family="text">
      <style:text-properties fo:font-variant="normal" fo:text-transform="none" fo:color="#222222" style:font-name="Times1" fo:font-size="12pt" fo:letter-spacing="normal" fo:font-style="normal" fo:font-weight="normal" officeooo:rsid="0031cd68" style:font-size-asian="12pt" style:font-size-complex="12pt"/>
    </style:style>
    <style:style style:name="T5" style:family="text">
      <style:text-properties fo:font-variant="normal" fo:text-transform="none" fo:color="#222222" style:font-name="Times1" fo:font-size="12pt" fo:letter-spacing="normal" fo:font-style="normal" fo:font-weight="normal" officeooo:rsid="0033649a" style:font-size-asian="12pt" style:font-size-complex="12pt"/>
    </style:style>
    <style:style style:name="T6" style:family="text">
      <style:text-properties fo:font-variant="normal" fo:text-transform="none" fo:color="#222222" style:font-name="Times1" fo:font-size="12pt" fo:letter-spacing="normal" fo:font-style="normal" fo:font-weight="normal" officeooo:rsid="0035dec9" style:font-size-asian="12pt" style:font-size-complex="12pt"/>
    </style:style>
    <style:style style:name="T7" style:family="text">
      <style:text-properties fo:font-variant="normal" fo:text-transform="none" fo:color="#222222" fo:letter-spacing="normal" fo:font-style="normal" fo:font-weight="normal" officeooo:rsid="00146b42"/>
    </style:style>
    <style:style style:name="T8" style:family="text">
      <style:text-properties fo:font-variant="normal" fo:text-transform="none" fo:color="#222222" fo:letter-spacing="normal" fo:font-style="normal" fo:font-weight="normal" officeooo:rsid="0011ccad"/>
    </style:style>
    <style:style style:name="T9" style:family="text">
      <style:text-properties fo:font-variant="normal" fo:text-transform="none" fo:color="#222222" fo:letter-spacing="normal" fo:font-style="normal" fo:font-weight="normal" officeooo:rsid="0014a253"/>
    </style:style>
    <style:style style:name="T10" style:family="text">
      <style:text-properties fo:font-variant="normal" fo:text-transform="none" fo:color="#222222" fo:letter-spacing="normal" fo:font-style="normal" fo:font-weight="normal" officeooo:rsid="00169f3a"/>
    </style:style>
    <style:style style:name="T11" style:family="text">
      <style:text-properties fo:font-variant="normal" fo:text-transform="none" fo:color="#222222" fo:letter-spacing="normal" fo:font-style="normal" fo:font-weight="normal" officeooo:rsid="001a9906"/>
    </style:style>
    <style:style style:name="T12" style:family="text">
      <style:text-properties fo:font-variant="normal" fo:text-transform="none" fo:color="#222222" fo:letter-spacing="normal" fo:font-style="normal" fo:font-weight="normal" officeooo:rsid="00203c7a"/>
    </style:style>
    <style:style style:name="T13" style:family="text">
      <style:text-properties fo:font-variant="normal" fo:text-transform="none" fo:color="#222222" fo:letter-spacing="normal" fo:font-style="normal" fo:font-weight="normal" officeooo:rsid="0020f2c9"/>
    </style:style>
    <style:style style:name="T14" style:family="text">
      <style:text-properties fo:font-variant="normal" fo:text-transform="none" fo:color="#222222" fo:letter-spacing="normal" fo:font-style="normal" fo:font-weight="normal" officeooo:rsid="0033649a"/>
    </style:style>
    <style:style style:name="T15" style:family="text">
      <style:text-properties fo:color="#100070" style:font-name="Times1" fo:font-size="12pt"/>
    </style:style>
    <style:style style:name="T16" style:family="text">
      <style:text-properties fo:color="#0b0080" style:text-line-through-style="none" style:text-line-through-type="none" style:font-name="Times1" fo:font-size="12pt" style:text-underline-style="none" style:text-blinking="false" fo:background-color="#ffffff" loext:char-shading-value="0"/>
    </style:style>
    <style:style style:name="T17" style:family="text">
      <style:text-properties fo:color="#0b0080" style:text-line-through-style="none" style:text-line-through-type="none" style:font-name="Times1" fo:font-size="12pt" style:text-underline-style="none" style:text-blinking="false" fo:background-color="#ffffff" loext:char-shading-value="0" style:font-size-asian="12pt" style:font-size-complex="12pt"/>
    </style:style>
    <style:style style:name="T18" style:family="text">
      <style:text-properties fo:color="#0b0080" style:text-line-through-style="none" style:text-line-through-type="none" style:font-name="Times1" fo:font-size="12pt" style:text-underline-style="none" officeooo:rsid="00228a74" style:text-blinking="false" fo:background-color="#ffffff" loext:char-shading-value="0" style:font-size-asian="12pt" style:font-size-complex="12pt"/>
    </style:style>
    <style:style style:name="T19" style:family="text">
      <style:text-properties fo:color="#0b0080" style:text-line-through-style="none" style:text-line-through-type="none" style:font-name="Times1" fo:font-size="12pt" style:text-underline-style="none" officeooo:rsid="00291a29" style:text-blinking="false" fo:background-color="#ffffff" loext:char-shading-value="0"/>
    </style:style>
    <style:style style:name="T20" style:family="text">
      <style:text-properties fo:color="#0b0080" style:text-line-through-style="none" style:text-line-through-type="none" style:font-name="Times1" fo:font-size="12pt" style:text-underline-style="none" officeooo:rsid="00293841" style:text-blinking="false" fo:background-color="#ffffff" loext:char-shading-value="0"/>
    </style:style>
    <style:style style:name="T21" style:family="text">
      <style:text-properties style:font-name="Times1" fo:font-size="12pt"/>
    </style:style>
    <style:style style:name="T22" style:family="text">
      <style:text-properties style:font-name="Times1" fo:font-size="12pt" style:font-size-asian="12pt" style:font-size-complex="12pt"/>
    </style:style>
    <style:style style:name="T23" style:family="text">
      <style:text-properties style:font-name="Times1" fo:font-size="12pt" officeooo:rsid="00228a74" style:font-size-asian="12pt" style:font-size-complex="12pt"/>
    </style:style>
    <style:style style:name="T24" style:family="text">
      <style:text-properties style:font-name="Times1" fo:font-size="12pt" officeooo:rsid="0023482b" style:font-size-asian="12pt" style:font-size-complex="12pt"/>
    </style:style>
    <style:style style:name="T25" style:family="text">
      <style:text-properties style:font-name="Times1" fo:font-size="12pt" officeooo:rsid="0024b4d0" style:font-size-asian="12pt" style:font-size-complex="12pt"/>
    </style:style>
    <style:style style:name="T26" style:family="text">
      <style:text-properties style:font-name="Times1" fo:font-size="12pt" officeooo:rsid="004410d7" style:font-size-asian="12pt" style:font-size-complex="12pt"/>
    </style:style>
    <style:style style:name="T27" style:family="text">
      <style:text-properties style:font-name="Times1" fo:font-size="12pt" officeooo:rsid="0023482b"/>
    </style:style>
    <style:style style:name="T28" style:family="text">
      <style:text-properties style:font-name="Times1" fo:font-size="12pt" officeooo:rsid="00236a88"/>
    </style:style>
    <style:style style:name="T29" style:family="text">
      <style:text-properties style:font-name="Times1" fo:font-size="12pt" officeooo:rsid="0024b4d0"/>
    </style:style>
    <style:style style:name="T30" style:family="text">
      <style:text-properties style:font-name="Times1" fo:font-size="12pt" officeooo:rsid="00255143"/>
    </style:style>
    <style:style style:name="T31" style:family="text">
      <style:text-properties style:font-name="Times1" fo:font-size="12pt" officeooo:rsid="0026eec5"/>
    </style:style>
    <style:style style:name="T32" style:family="text">
      <style:text-properties style:font-name="Times1" fo:font-size="12pt" officeooo:rsid="00284a2b"/>
    </style:style>
    <style:style style:name="T33" style:family="text">
      <style:text-properties style:font-name="Times1" fo:font-size="12pt" officeooo:rsid="0028ee9d"/>
    </style:style>
    <style:style style:name="T34" style:family="text">
      <style:text-properties style:font-name="Times1" fo:font-size="12pt" officeooo:rsid="00291a29"/>
    </style:style>
    <style:style style:name="T35" style:family="text">
      <style:text-properties style:font-name="Times1" fo:font-size="12pt" officeooo:rsid="00293841"/>
    </style:style>
    <style:style style:name="T36" style:family="text">
      <style:text-properties style:font-name="Times1" fo:font-size="12pt" officeooo:rsid="002a64b4"/>
    </style:style>
    <style:style style:name="T37" style:family="text">
      <style:text-properties style:font-name="Times1" fo:font-size="12pt" officeooo:rsid="0033649a"/>
    </style:style>
    <style:style style:name="T38" style:family="text">
      <style:text-properties style:font-name="Times1" fo:font-size="12pt" officeooo:rsid="00342a16"/>
    </style:style>
    <style:style style:name="T39" style:family="text">
      <style:text-properties style:font-name="Times1" fo:font-size="12pt" officeooo:rsid="004410d7"/>
    </style:style>
    <style:style style:name="T40" style:family="text">
      <style:text-properties officeooo:rsid="00342a16"/>
    </style:style>
    <style:style style:name="T41" style:family="text">
      <style:text-properties officeooo:rsid="0035dec9"/>
    </style:style>
    <style:style style:name="T42" style:family="text">
      <style:text-properties officeooo:rsid="0039bd4a"/>
    </style:style>
    <style:style style:name="T43" style:family="text">
      <style:text-properties officeooo:rsid="003d70bd"/>
    </style:style>
    <style:style style:name="T44" style:family="text">
      <style:text-properties officeooo:rsid="00441a68"/>
    </style:style>
    <style:style style:name="T45" style:family="text">
      <style:text-properties officeooo:rsid="00460f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7">Na década de 60, o mercado de tecnologia era principalmente orientada</text:span><text:span text:style-name="T8"> a computadores de grande </text:span><text:span text:style-name="T14">porte</text:span><text:span text:style-name="T7">. Em contra partida o software que era executado nestes grandes computadores, como sistema operacional</text:span><text:span text:style-name="T8"> era distribuído junto com todo o código fonte ou em alguns casos apenas o código fonte. </text:span><text:span text:style-name="T9">O IBM 701 era uma máquina onde seu sistema operacional era distribuído junto com código fonte e documentação </text:span><text:span text:style-name="T8">pois os utilizadores frequentemente modificavam-o para corrigir falhas ou adicionar novos recursos. </text:span><text:span text:style-name="T9">Já </text:span><text:span text:style-name="T14">n</text:span><text:span text:style-name="T9">os anos 70, a mesma IBM anunciou que iria vender parte de seus programas separada do hardware </text:span><text:span text:style-name="T14">e</text:span><text:span text:style-name="T9"> </text:span><text:span text:style-name="T14">i</text:span><text:span text:style-name="T9">sso <text:s/>mudou a cultura da indústria de software, que começou a ser comercializado como produto de prateleira. R</text:span><text:span text:style-name="T10">apidamente Bill Gates alega que o compartilhamento de software não é justa e que tal prática evita que software bem feito seja escrito. </text:span><text:span text:style-name="T11">Na contra mão dessa ideia a Universidade de Berkeley, na Califórnia inicia a história do Unix BSD ao publicar seu código sobe uma licença própria (Berkeley Software Distribuition – BSD) e de código aberto. </text:span><text:span text:style-name="T12">Um hacker que trabalhava no MIT (Instituto de Tecnologia de Massachusetts) chamado de Richard Stallman, pregava que os usuários de software deveria ter a liberdade de “compartilha</text:span><text:span text:style-name="T14">-lo</text:span><text:span text:style-name="T12"> com seu vizinho” e poder estudar e fazer mudanças no código que usam, </text:span><text:span text:style-name="T13">ou seja, o software deve</text:span><text:span text:style-name="T14">ria voltar a</text:span><text:span text:style-name="T13"> ser livre</text:span><text:span text:style-name="T12">.</text:span></text:p>
      <text:p text:style-name="P19"/>
      <text:p text:style-name="P17"><text:span text:style-name="T22">Em 1985, Stallman publicou o </text:span><text:a xlink:type="simple" xlink:href="https://pt.wikipedia.org/wiki/Manifesto_GNU" text:style-name="Internet_20_link" text:visited-style-name="Visited_20_Internet_20_Link"><text:span text:style-name="T17">manifesto GNU</text:span></text:a><text:span text:style-name="T22">, </text:span><text:span text:style-name="T23">o qual tinha como objetivo fornece</text:span><text:span text:style-name="T22"> um </text:span><text:span text:style-name="T25">S</text:span><text:span text:style-name="T22">istema </text:span><text:span text:style-name="T25">O</text:span><text:span text:style-name="T23">peracional </text:span><text:span text:style-name="T25">(SO)</text:span><text:span text:style-name="T23"> </text:span><text:span text:style-name="T22">livre semelhante ao Unix chamado GNU (GNU is not Unix). </text:span><text:span text:style-name="T23">Logo após,</text:span><text:span text:style-name="T22"> criou a Fundação Software Livre </text:span><text:span text:style-name="T23">(</text:span><text:a xlink:type="simple" xlink:href="https://pt.wikipedia.org/wiki/Free_Software_Foundation" text:style-name="Internet_20_link" text:visited-style-name="Visited_20_Internet_20_Link">Free Software Foundation</text:a><text:span text:style-name="T17"> </text:span><text:span text:style-name="T18">-</text:span><text:span text:style-name="T17"> </text:span><text:span text:style-name="T22">FSF) para unir programadores de software livre e para fornecer um infra-estrutura legal para a comunidade livre, </text:span><text:span text:style-name="T23">como e-mail, listas de e-mail, servidores, repositório de códigos, entre outros</text:span><text:span text:style-name="T22">. </text:span><text:span text:style-name="T23">O Projeto GNU por sua vez possui o repositório oficial dos softwares disponíveis sobe </text:span><text:span text:style-name="T26">a</text:span><text:span text:style-name="T23"> licença pública geral do projeto, denominada GPL (General Public License). Sendo assim, todo software que use a licença GPL é definido como um Software Livre e isso de acordo Stallman significa que o usuário </text:span><text:span text:style-name="T24">deve </text:span><text:span text:style-name="T23">ter o controle sobre os programas que usa, </text:span><text:span text:style-name="T24">principalmente se os</text:span><text:span text:style-name="T23"> usa para algo importante.</text:span></text:p>
      <text:p text:style-name="P18"/>
      <text:p text:style-name="P2"><text:span text:style-name="T27">Para fornecer aos usuários</text:span><text:span text:style-name="T21"> controle sobre </text:span><text:span text:style-name="T27">um programa, são necessárias</text:span><text:span text:style-name="T21"> quatro </text:span><text:a xlink:type="simple" xlink:href="https://www.gnu.org/philosophy/free-sw.html" text:style-name="Internet_20_link" text:visited-style-name="Visited_20_Internet_20_Link">liberdades essenciais</text:a><text:span text:style-name="T15">, </text:span><text:span text:style-name="T27">que norteiam a licença GPL. As liberdades são, </text:span><text:span text:style-name="T21">(</text:span><text:span text:style-name="T30">1</text:span><text:span text:style-name="T21">) A liberdade de executar o programa como quiser, para qualquer finalidade; (</text:span><text:span text:style-name="T30">2</text:span><text:span text:style-name="T21">) A liberdade de estudar o “código fonte” do programa e alterá-lo, de modo que o programa faça sua informática como você deseja; (</text:span><text:span text:style-name="T30">3</text:span><text:span text:style-name="T21">) A liberdade para fazer e distribuir cópias exatas quando quiser; (</text:span><text:span text:style-name="T30">4</text:span><text:span text:style-name="T21">) A liberdade para fazer e distribuir cópias de suas versões modificadas, quando quiser. </text:span><text:span text:style-name="T28">Estas liberdades garantem que </text:span><text:span text:style-name="T21">programas sejam distribuídos e reaproveitados, mantendo, </text:span><text:span text:style-name="T28">inclusive</text:span><text:span text:style-name="T21">, direitos do autor </text:span><text:span text:style-name="T28">e</text:span><text:span text:style-name="T21"> não permitir </text:span><text:span text:style-name="T28">que</text:span><text:span text:style-name="T21"> limite as liberdades originais. </text:span><text:span text:style-name="T29">No projeto GNU todo produto de software desenvolvido é publicado com a licença GPL, seu objetivo era fornecer para usuários um conjunto de ferramentas livres inclusive construir um SO <text:s/>inteiro livre. </text:span></text:p>
      <text:p text:style-name="P20"/>
      <text:p text:style-name="P3"><text:span text:style-name="T31">O sistema operacional fornece uma camada de abstração para que usuários utilizem recursos como, audio e vídeo, </text:span><text:span text:style-name="T37">sistemas de arquivos</text:span><text:span text:style-name="T31">, comunicação, capacidade de instalar no SO outros programas </text:span><text:span text:style-name="T32">como, suites de escritório, diversos utilitários, entre outros. </text:span><text:span text:style-name="T33">No início da década de 90, muitos </text:span><text:soft-page-break/><text:span text:style-name="T33">programas necessários em um sistema operacional já estavam concluídos como, bibliotecas, compiladores, editores de texto, uma shell unix. Embora os elementos de baixo nível que se comunicavam com o hardware </text:span><text:span text:style-name="T34">acoplados ao kernel </text:span><text:span text:style-name="T39">(núcleo)</text:span><text:span text:style-name="T34"> foram paralisadas e não estavam completas. </text:span><text:span text:style-name="T38">E e</text:span><text:span text:style-name="T34">m outubro de 91, o Finlandês Linus Torvalds anuncia </text:span><text:span text:style-name="T21">a primeira versão oficial do núcleo Linux </text:span><text:span text:style-name="T38">com kernel na</text:span><text:span text:style-name="T21"> versão 0.02 </text:span><text:span text:style-name="T38">que</text:span><text:span text:style-name="T35"> era possível</text:span><text:span text:style-name="T21"> executar </text:span><text:span text:style-name="T39">uma </text:span><text:a xlink:type="simple" xlink:href="https://pt.wikipedia.org/wiki/Bash" text:style-name="Internet_20_link" text:visited-style-name="Visited_20_Internet_20_Link"><text:span text:style-name="T39">s</text:span></text:a><text:span text:style-name="T39">hell</text:span><text:span text:style-name="T16"> </text:span><text:span text:style-name="T20">(interpretador de comandos)</text:span><text:span text:style-name="T21">, </text:span><text:a xlink:type="simple" xlink:href="https://pt.wikipedia.org/wiki/GCC" text:style-name="Internet_20_link" text:visited-style-name="Visited_20_Internet_20_Link">gcc</text:a><text:span text:style-name="T16"> </text:span><text:span text:style-name="T20">e</text:span><text:span text:style-name="T21"> gnu-make </text:span><text:span text:style-name="T35">(compiladores e bibliotecas), </text:span><text:span text:style-name="T21"><text:s/>gnu-sed </text:span><text:span text:style-name="T35">(editor) </text:span><text:span text:style-name="T36">entre outras ferramentas do projeto GNU</text:span><text:span text:style-name="T38">,</text:span><text:span text:style-name="T35"> </text:span><text:span text:style-name="T34">um ano depois Linus mudou a licença do Linux, para a </text:span><text:a xlink:type="simple" xlink:href="https://pt.wikipedia.org/wiki/GNU_General_Public_License" text:style-name="Internet_20_link" text:visited-style-name="Visited_20_Internet_20_Link">GPL</text:a><text:span text:style-name="T19">.</text:span></text:p>
      <text:p text:style-name="P4"/>
      <text:p text:style-name="P8">Assim que disponível o kernel do linux passou a ser baixado por diversas pessoas diferentes, inicialmente por hacker que queria estudar e testar o sistema. Como uma avalanche diversos outros programas passaram a ser inseridos ao linux, principalmente programas do projeto GNU, o que naturalmente faz perceber que o Linux que conhecemos só funciona em conjunto com ferramentas GNU, <text:span text:style-name="T40">por isso é melhor identificado com o nome de GNU/Linux. </text:span></text:p>
      <text:p text:style-name="P8"/>
      <text:p text:style-name="P21">Diversos hacker agora tinham em suas mãos copias do kernel linux e diversos softwares auxiliares, permitindo a eles customizarem seus próprios sistemas operacionais e impulsionados pela iniciativa de Linus, essas novas customizações foram disponibilizadas na internet e foram apelidadas de Distribuições GNU/Linux. Hoje existem centenas de distribuições e para os mais diversos fins, entretanto iremos abordar aqui quatro distribuições, Debian GNU/Linux, Slackware GNU/Linux, Ubuntu GNU/Linux e ArchLinux GNU/Linux, e veremos algumas características e diferenças básicas. </text:p>
      <text:p text:style-name="P5"/>
      <text:p text:style-name="P22">Cada distribuição reflete um conjunto de características que permeiam entre técnica, filosofia, política e visual. Alguns não se importavam em mesclar entre software proprietário e software livre, já outros acreditavam que deveria ser totalmente livre. Outro fator era que alguns grupos passaram a desenvolver sistemas instaladores de programas, desenhando uma nova arquitetura para padronizar seus instaladores. Enquanto outras, prezavam ser o mais fieis ao padrão Unix e para instalar um determinado programa ele deveria ser compilado naquela arquitetura e só depois ser instalado, <text:span text:style-name="T44">ou seja, o processa era mais complexo</text:span>. </text:p>
      <text:p text:style-name="P6"/>
      <text:p text:style-name="P23">A distribuição Debian considerada a mais Livre entre as distribuições tem como ponto forte um sistema de empacotamento de programas chamado de APT, ele pre-compila o código fonte do programa e cria um pacote especifico para o padrão debian. Isso tornou bem mais fácil e rápido instalar um programa utilizando esta distribuição. A distribuição Slackware foi construída por administradores de servidores e além de ser a primeira distribuição comercial era considerada a mais Unix de todas. Esta característica fazia que a distribuição tivesse uma compatibilidade total com a substituição de sistemas Unix considerados caros, por sistemas Slackware. Contudo a proximidade com Unix dificultava o avanço de usuários menos técnico ao tentar usá-la, pois não era tão fácil instalar alguns programas. </text:p>
      <text:p text:style-name="P7"/>
      <text:p text:style-name="P1"><text:soft-page-break/><text:span text:style-name="T1">A partir dos anos 2000, as distribuições GNU/Linux passaram a se preocupar mais com os usuários de computador que não tinham conhecimento técnico. Em 2004 a empresa africana Canonical </text:span><text:span text:style-name="T2">lança a distribuição que mudou o mercado de sistemas operacionais para usuários comuns, e chega ao mercado o Ubuntu. Essa distribuição tem como objetivo ser um concorrente direto do Microsoft Windows e para isso utilizou a base do debian e seu sistema de pacotes, </text:span><text:span text:style-name="T3">bem como padronizou uma interface gráfica</text:span><text:span text:style-name="T2"> </text:span><text:span text:style-name="T3">o que tornou muito mais fácil estimular visualmente a memória do usuário a localização das ferramentas do sistema. </text:span><text:span text:style-name="T4">A Canonical é hoje uma gigante do software e o ubuntu é um modelo de negócio lucrativo tanto para usuários comuns quanto, desenvolvedores e aplicação em servidores. </text:span><text:span text:style-name="T5">Em 2002 outra distribuição usou a mesma ideia do ubuntu, só que orientado a uma arquitetura mais Unix </text:span><text:span text:style-name="T6">e baseada no Slackware</text:span><text:span text:style-name="T5"> surge o ArchLinux. </text:span><text:span text:style-name="T6">Os desenvolvedores desta distribuição</text:span><text:span text:style-name="T4"> </text:span><text:span text:style-name="T6">implementaram um sistema de gerenciamento de pacotes chamado Pacman (Package Manager) que segue a mesma ideia do debian. Dessa forma o ArchLinux permite a usuários sentirem os prazeres de um Slackware com as facilidades de uma Debian. </text:span></text:p>
      <text:p text:style-name="P7"/>
      <text:p text:style-name="P24">A licença GPL acaba por estimular que novas distribuições sempre surjam. E a medida que novas tecnologias vão surgindo, novas versões do GNU/Linux são portadas, um exemplo clássico é o GNU/Linux para dispositivos móveis, conhecido como Android. Seja qual for a distribuição, todos são um kernel Linux e baseado em Unix, se você já usou um Unix como UnixBSD ou MacOS terá familiaridade com GNU/Linux. Usuários Microsoft Windows reclamam constantemente que o Linux é muito diferente, difícil e que os programas não são compatíveis. Um fato é, Windows e Linux são sistemas operacionais e compartilham de praticamente todos os recursos de um sistema operacional, porém o fazem de formas diferentes. </text:p>
      <text:p text:style-name="P9"/>
      <text:p text:style-name="P10">Sistemas com base em Unix estimulam o usuário a usar ambientes de linhas de comando, porque se em um momento caótico todos os recursos travem, <text:s/>é comum você conseguir acessar um shell e resolver o problema sem a necessidade de reiniciar o sistema inteiro. Em uma shell você pode acessar todos os recursos do sistema e vão desde escutar músicas, acessar internet, chats, e-mail, editar textos, construir apresentações, compartilhar recursos. Para tal existem diversos comandos pre-instalados por padrão e você só precisa conhecer o comando desejado. <text:span text:style-name="T42">Existe uma infinidade de grupos de usuários na internet que fornecem suporte e ajuda no aprendizado. Embora o ambiente console ou serial seja completamente utilizável, vários ambientes visuais foram implementados e estão disponíveis para uso, os mais conhecidos são GNOME e KDE. </text:span></text:p>
      <text:p text:style-name="P10"/>
      <text:p text:style-name="P25">Uma característica intrínsecas a usuários GNU/Linux é que eles saberão diferenciar um ambiente console com ambientes gráfico. Tanto o GNOME quan<text:span text:style-name="T45">t</text:span>o o KDE vão fornecer de maneiras diferentes basicamente os mesmos recursos, como gerenciamento de arquivos (criar, editar, copiar ou apagar arquivos e diretórios), gerenciar programas, organizar área de trabalho. Ambos os ambientes gráficos são escolhidos mais por uma questão visual e como organizam seus recursos. </text:p>
      <text:p text:style-name="P10"/>
      <text:p text:style-name="P11"/>
      <text:p text:style-name="P12"><text:soft-page-break/>Para instalar um programa em plataforma GNU/Linux pode acontecer de diversas formas, mas a forma mais simples é quando o fabricante oferece suporte ao sistema operacional. É comum no site dos fabricantes fornecer o código fonte do programa para ser compilado e instalado. Em alguns casos o fabricante disponibiliza uma versão para uma distribuição específica como debian. Em muitos casos a própria comunidade de outras distribuições portam o programa para outras distribuições. Em geral se um programa funciona em uma distribuição GNU/Linux, é provável funcionar em outras distribuições. </text:p>
      <text:p text:style-name="P12"/>
      <text:p text:style-name="P13"><text:span text:style-name="T43">Existem formas alternativas de executar ou melhor instalar programas que foram escritos para plataforma Windows em um GNU/Linux. Um aplicativo chamado de Wine cria uma estrutura de arvore de diretórios similar a arvore do Windows e de uma forma rudimentar, ele engana o programa a achar que está em um Windows, embora não seja aconselhado para atividades essenciais alguns aplicativos funcionam sem problemas. O Wine (Wine is not Emulation) não é um emulador do Windows no GUN/Linux apenas cria uma estrutura favorável para execução de aplicativos MS Windows. Outra atenuante é que software livre não pertence apenas ao universo GNU/Linux, na verdade é comum hoje que programas denominados livres, tenham uma versão também disponível para Windows. É comum e fácil encontrar p</text:span>rogramas comuns <text:span text:style-name="T43">para uso rotineiro</text:span> como navegadores de internet (Firefox, Chrome, Opera), suites de escritório (OpenOffice, Libre Office) substitutos ao MS Office, <text:span text:style-name="T43">Jogos (Steam) para as mais diversas distribuições. </text:span></text:p>
      <text:p text:style-name="P14"/>
      <text:p text:style-name="P15"><text:span text:style-name="T41">Desde a criação do projeto GNU até hoje milhões de computadores executam GNU, principalmente na combinação GNU/Linux que atualmente é o maior exemplo de software livre. O livre de software livre, não quer dizer que o software é gratuito, mas sim ao fato dele garantir as 4 liberdades fundamentais. Também podemos concluir que o modelo de negócios que é o software livre é amplamente inovador e disruptivo, o qual a todo momento permite gera novas perspectivas de tecnologias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sans-serif" svg:font-family="sans-serif"/>
    <style:font-face style:name="Times1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32:20.734176500</meta:creation-date>
    <meta:generator>LibreOffice/5.2.3.3$MacOSX_X86_64 LibreOffice_project/d54a8868f08a7b39642414cf2c8ef2f228f780cf</meta:generator>
    <dc:date>2019-02-07T17:32:50.124978771</dc:date>
    <meta:editing-duration>PT1H25M52S</meta:editing-duration>
    <meta:editing-cycles>5</meta:editing-cycles>
    <meta:document-statistic meta:table-count="0" meta:image-count="0" meta:object-count="0" meta:page-count="4" meta:paragraph-count="15" meta:word-count="1786" meta:character-count="11622" meta:non-whitespace-character-count="9834"/>
  </office:meta>
</office:document-meta>
</file>